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AD0000012E041CC638.png" manifest:media-type="image/png"/>
  <manifest:file-entry manifest:full-path="Pictures/1000000000000104000000F079FE88F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6.877cm" svg:height="6.348cm" svg:x="2cm" svg:y="6.452cm">
          <draw:image xlink:href="Pictures/1000000000000104000000F079FE88FF.png" xlink:type="simple" xlink:show="embed" xlink:actuate="onLoad">
            <text:p/>
          </draw:image>
        </draw:frame>
        <draw:frame draw:style-name="gr1" draw:text-style-name="P1" draw:layer="layout" svg:width="16.8cm" svg:height="6.2cm" svg:x="9.6cm" svg:y="6.8cm">
          <draw:image xlink:href="Pictures/10000000000003AD0000012E041CC63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30T13:42:47.693761010</meta:creation-date>
    <dc:date>2016-09-30T14:17:24.507495887</dc:date>
    <meta:editing-duration>PT33M49S</meta:editing-duration>
    <meta:editing-cycles>5</meta:editing-cycles>
    <meta:generator>LibreOffice/4.2.8.2$Linux_X86_64 LibreOffice_project/420m0$Build-2</meta:generator>
    <meta:document-statistic meta:object-count="25"/>
  </office:meta>
</office:document-meta>
</file>